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fb09" officeooo:paragraph-rsid="0009fb09"/>
    </style:style>
    <style:style style:name="P2" style:family="paragraph" style:parent-style-name="Standard">
      <style:text-properties officeooo:rsid="0009fb09" officeooo:paragraph-rsid="000cc251"/>
    </style:style>
    <style:style style:name="P3" style:family="paragraph" style:parent-style-name="Standard">
      <style:text-properties officeooo:rsid="000b6020" officeooo:paragraph-rsid="000b6020"/>
    </style:style>
    <style:style style:name="P4" style:family="paragraph" style:parent-style-name="Standard">
      <style:paragraph-properties fo:text-align="start" style:justify-single-word="false"/>
      <style:text-properties officeooo:rsid="000b6020" officeooo:paragraph-rsid="000b6020"/>
    </style:style>
    <style:style style:name="P5" style:family="paragraph" style:parent-style-name="Standard">
      <style:paragraph-properties fo:text-align="start" style:justify-single-word="false"/>
      <style:text-properties officeooo:rsid="000c3df8" officeooo:paragraph-rsid="000c3df8"/>
    </style:style>
    <style:style style:name="P6" style:family="paragraph" style:parent-style-name="Standard">
      <style:paragraph-properties fo:text-align="start" style:justify-single-word="false"/>
      <style:text-properties officeooo:paragraph-rsid="000c3df8"/>
    </style:style>
    <style:style style:name="P7" style:family="paragraph" style:parent-style-name="Standard">
      <style:text-properties officeooo:rsid="000cc251" officeooo:paragraph-rsid="000cc251"/>
    </style:style>
    <style:style style:name="P8" style:family="paragraph" style:parent-style-name="Standard">
      <style:text-properties officeooo:rsid="000d63a2" officeooo:paragraph-rsid="000d63a2"/>
    </style:style>
    <style:style style:name="P9" style:family="paragraph" style:parent-style-name="Standard">
      <style:text-properties officeooo:rsid="0010b55b" officeooo:paragraph-rsid="0010b55b"/>
    </style:style>
    <style:style style:name="P10" style:family="paragraph" style:parent-style-name="Standard">
      <style:text-properties officeooo:rsid="001147fb" officeooo:paragraph-rsid="001147fb"/>
    </style:style>
    <style:style style:name="P11" style:family="paragraph" style:parent-style-name="Standard">
      <style:text-properties officeooo:rsid="0013ba44" officeooo:paragraph-rsid="0013ba44"/>
    </style:style>
    <style:style style:name="P12" style:family="paragraph" style:parent-style-name="Standard">
      <style:text-properties fo:font-style="normal" officeooo:rsid="0015e0f5" officeooo:paragraph-rsid="0013ba44" style:font-style-asian="normal" style:font-style-complex="normal"/>
    </style:style>
    <style:style style:name="P13" style:family="paragraph" style:parent-style-name="Standard">
      <style:text-properties officeooo:rsid="001d6461" officeooo:paragraph-rsid="001d6461"/>
    </style:style>
    <style:style style:name="P14" style:family="paragraph" style:parent-style-name="Standard">
      <style:text-properties officeooo:rsid="001eefa3" officeooo:paragraph-rsid="001eefa3"/>
    </style:style>
    <style:style style:name="P15" style:family="paragraph" style:parent-style-name="Standard">
      <style:text-properties fo:font-weight="bold" officeooo:rsid="001fa0f5" officeooo:paragraph-rsid="001fa0f5" style:font-weight-asian="bold" style:font-weight-complex="bold"/>
    </style:style>
    <style:style style:name="P16" style:family="paragraph" style:parent-style-name="Standard">
      <style:text-properties fo:font-weight="normal" officeooo:rsid="001fa0f5" officeooo:paragraph-rsid="001fa0f5" style:font-weight-asian="normal" style:font-weight-complex="normal"/>
    </style:style>
    <style:style style:name="P17" style:family="paragraph" style:parent-style-name="Standard">
      <style:text-properties fo:font-weight="normal" officeooo:rsid="00201a93" officeooo:paragraph-rsid="001fa0f5" style:font-weight-asian="normal" style:font-weight-complex="normal"/>
    </style:style>
    <style:style style:name="P18" style:family="paragraph" style:parent-style-name="Standard" style:list-style-name="L1">
      <style:paragraph-properties fo:text-align="start" style:justify-single-word="false"/>
      <style:text-properties officeooo:rsid="000c3df8" officeooo:paragraph-rsid="000c3df8"/>
    </style:style>
    <style:style style:name="P19" style:family="paragraph" style:parent-style-name="Standard" style:list-style-name="L1">
      <style:paragraph-properties fo:text-align="start" style:justify-single-word="false"/>
      <style:text-properties officeooo:rsid="000cc251" officeooo:paragraph-rsid="000cc251"/>
    </style:style>
    <style:style style:name="P20" style:family="paragraph" style:parent-style-name="Standard" style:list-style-name="L2">
      <style:text-properties officeooo:rsid="0010b55b" officeooo:paragraph-rsid="0010b55b"/>
    </style:style>
    <style:style style:name="P21" style:family="paragraph" style:parent-style-name="Standard" style:list-style-name="L3">
      <style:text-properties officeooo:rsid="001314e4" officeooo:paragraph-rsid="001314e4"/>
    </style:style>
    <style:style style:name="P22" style:family="paragraph" style:parent-style-name="Standard">
      <style:text-properties officeooo:rsid="001eefa3" officeooo:paragraph-rsid="001eefa3"/>
    </style:style>
    <style:style style:name="P23" style:family="paragraph" style:parent-style-name="Standard">
      <style:text-properties officeooo:rsid="002a2b43" officeooo:paragraph-rsid="002a2b43"/>
    </style:style>
    <style:style style:name="P24" style:family="paragraph" style:parent-style-name="Standard">
      <style:text-properties officeooo:paragraph-rsid="00201a93"/>
    </style:style>
    <style:style style:name="P25" style:family="paragraph" style:parent-style-name="Standard">
      <style:text-properties fo:font-size="14pt" officeooo:rsid="002a2b43" officeooo:paragraph-rsid="002a2b43" style:font-size-asian="14pt" style:font-size-complex="14pt"/>
    </style:style>
    <style:style style:name="P26" style:family="paragraph" style:parent-style-name="Standard">
      <style:text-properties officeooo:rsid="0009fb09" officeooo:paragraph-rsid="0009fb09"/>
    </style:style>
    <style:style style:name="P27" style:family="paragraph" style:parent-style-name="Standard">
      <style:text-properties fo:font-weight="bold" officeooo:rsid="0009fb09" officeooo:paragraph-rsid="0009fb09" style:font-weight-asian="bold" style:font-weight-complex="bold"/>
    </style:style>
    <style:style style:name="P28" style:family="paragraph" style:parent-style-name="Standard">
      <style:paragraph-properties fo:text-align="center" style:justify-single-word="false"/>
      <style:text-properties fo:font-weight="bold" officeooo:rsid="002ba097" officeooo:paragraph-rsid="002ba097" style:font-weight-asian="bold" style:font-weight-complex="bold"/>
    </style:style>
    <style:style style:name="P29" style:family="paragraph" style:parent-style-name="Standard">
      <style:paragraph-properties fo:text-align="start" style:justify-single-word="false"/>
      <style:text-properties fo:font-weight="bold" officeooo:rsid="002ba097" officeooo:paragraph-rsid="002ba097" style:font-weight-asian="bold" style:font-weight-complex="bold"/>
    </style:style>
    <style:style style:name="P30" style:family="paragraph" style:parent-style-name="Standard">
      <style:paragraph-properties fo:text-align="center" style:justify-single-word="false"/>
      <style:text-properties fo:font-weight="bold" officeooo:rsid="00322aaf" officeooo:paragraph-rsid="00322aaf" style:font-weight-asian="bold" style:font-weight-complex="bold"/>
    </style:style>
    <style:style style:name="P31" style:family="paragraph" style:parent-style-name="Standard">
      <style:paragraph-properties fo:text-align="start" style:justify-single-word="false"/>
      <style:text-properties fo:font-weight="normal" officeooo:rsid="002ba097" officeooo:paragraph-rsid="002ba097" style:font-weight-asian="normal" style:font-weight-complex="normal"/>
    </style:style>
    <style:style style:name="P32" style:family="paragraph" style:parent-style-name="Standard">
      <style:paragraph-properties fo:text-align="start" style:justify-single-word="false"/>
      <style:text-properties fo:font-weight="normal" officeooo:rsid="00322aaf" officeooo:paragraph-rsid="00322aaf" style:font-weight-asian="normal" style:font-weight-complex="normal"/>
    </style:style>
    <style:style style:name="P33" style:family="paragraph" style:parent-style-name="Standard">
      <style:text-properties officeooo:rsid="002ebba1" officeooo:paragraph-rsid="002ebba1"/>
    </style:style>
    <style:style style:name="P34" style:family="paragraph" style:parent-style-name="Standard">
      <style:text-properties officeooo:paragraph-rsid="002ebba1"/>
    </style:style>
    <style:style style:name="P35" style:family="paragraph" style:parent-style-name="Standard">
      <style:text-properties officeooo:rsid="00307fa6" officeooo:paragraph-rsid="00307fa6"/>
    </style:style>
    <style:style style:name="P36" style:family="paragraph" style:parent-style-name="Standard">
      <style:text-properties officeooo:rsid="00322aaf" officeooo:paragraph-rsid="00322aaf"/>
    </style:style>
    <style:style style:name="P37" style:family="paragraph" style:parent-style-name="Standard">
      <style:text-properties officeooo:rsid="003428ea" officeooo:paragraph-rsid="003428ea"/>
    </style:style>
    <style:style style:name="P38" style:family="paragraph" style:parent-style-name="Standard">
      <style:text-properties officeooo:rsid="00373b8e" officeooo:paragraph-rsid="00373b8e"/>
    </style:style>
    <style:style style:name="P39" style:family="paragraph" style:parent-style-name="Standard">
      <style:text-properties officeooo:rsid="00377505" officeooo:paragraph-rsid="00377505"/>
    </style:style>
    <style:style style:name="P40" style:family="paragraph" style:parent-style-name="Standard">
      <style:text-properties officeooo:rsid="003887db" officeooo:paragraph-rsid="003887db"/>
    </style:style>
    <style:style style:name="P41" style:family="paragraph" style:parent-style-name="Standard">
      <style:text-properties officeooo:rsid="0039b997" officeooo:paragraph-rsid="003a4d23"/>
    </style:style>
    <style:style style:name="P42" style:family="paragraph" style:parent-style-name="Standard">
      <style:text-properties officeooo:rsid="003c88a1" officeooo:paragraph-rsid="003c88a1"/>
    </style:style>
    <style:style style:name="T1" style:family="text">
      <style:text-properties officeooo:rsid="000c3df8"/>
    </style:style>
    <style:style style:name="T2" style:family="text">
      <style:text-properties fo:font-weight="bold" officeooo:rsid="000c3df8" style:font-weight-asian="bold" style:font-weight-complex="bold"/>
    </style:style>
    <style:style style:name="T3" style:family="text">
      <style:text-properties officeooo:rsid="000cc251"/>
    </style:style>
    <style:style style:name="T4" style:family="text">
      <style:text-properties officeooo:rsid="000d63a2"/>
    </style:style>
    <style:style style:name="T5" style:family="text">
      <style:text-properties officeooo:rsid="000f620a"/>
    </style:style>
    <style:style style:name="T6" style:family="text">
      <style:text-properties officeooo:rsid="0010b55b"/>
    </style:style>
    <style:style style:name="T7" style:family="text">
      <style:text-properties officeooo:rsid="001314e4"/>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4bcfd" style:font-style-asian="normal" style:font-style-complex="normal"/>
    </style:style>
    <style:style style:name="T11" style:family="text">
      <style:text-properties fo:font-style="normal" officeooo:rsid="0015e0f5" style:font-style-asian="normal" style:font-style-complex="normal"/>
    </style:style>
    <style:style style:name="T12" style:family="text">
      <style:text-properties fo:font-style="normal" officeooo:rsid="00170747" style:font-style-asian="normal" style:font-style-complex="normal"/>
    </style:style>
    <style:style style:name="T13" style:family="text">
      <style:text-properties officeooo:rsid="00170747"/>
    </style:style>
    <style:style style:name="T14" style:family="text">
      <style:text-properties officeooo:rsid="00197048"/>
    </style:style>
    <style:style style:name="T15" style:family="text">
      <style:text-properties fo:font-weight="normal" officeooo:rsid="00201a93" style:font-weight-asian="normal" style:font-weight-complex="normal"/>
    </style:style>
    <style:style style:name="T16" style:family="text">
      <style:text-properties officeooo:rsid="00215d2a"/>
    </style:style>
    <style:style style:name="T17" style:family="text">
      <style:text-properties officeooo:rsid="00234e9a"/>
    </style:style>
    <style:style style:name="T18" style:family="text">
      <style:text-properties officeooo:rsid="0024dee5"/>
    </style:style>
    <style:style style:name="T19" style:family="text">
      <style:text-properties officeooo:rsid="002a2b43"/>
    </style:style>
    <style:style style:name="T20" style:family="text">
      <style:text-properties officeooo:rsid="002ba097"/>
    </style:style>
    <style:style style:name="T21" style:family="text">
      <style:text-properties officeooo:rsid="002ca58a"/>
    </style:style>
    <style:style style:name="T22" style:family="text">
      <style:text-properties officeooo:rsid="002ebba1"/>
    </style:style>
    <style:style style:name="T23" style:family="text">
      <style:text-properties officeooo:rsid="00307fa6"/>
    </style:style>
    <style:style style:name="T24" style:family="text">
      <style:text-properties officeooo:rsid="003525c1"/>
    </style:style>
    <style:style style:name="T25" style:family="text">
      <style:text-properties officeooo:rsid="0035e3c0"/>
    </style:style>
    <style:style style:name="T26" style:family="text">
      <style:text-properties officeooo:rsid="0039b997"/>
    </style:style>
    <style:style style:name="T27" style:family="text">
      <style:text-properties officeooo:rsid="003a4d23"/>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n<text:span text:style-name="T3">earest </text:span>n<text:span text:style-name="T3">eighbors (K-NN)</text:span></text:p>
      <text:p text:style-name="P3"/>
      <text:p text:style-name="P3"><text:tab/>K-nn nu are alt model decat acelas de a memora intreg setul de date de antrenare, deci nu este nevoie de o etapa de invatare.</text:p>
      <text:p text:style-name="P3"><text:tab/>Deoarece intreg setul de date este memorat, aceste date trebuie sa fie consistente. In practica, se recomanda ca setul de date sa fie pre-procesat. Actualizarea modelului cu noi date se poate face foarte usor.</text:p>
      <text:p text:style-name="P3"><text:tab/>Predictia pentru o noua instanta (X) se bazeaza pe cautarea in intreg setul de date a celor mai asemanatoare K instante (a celor mai apripiati K vecini). In cazul regresiei rezultatul va fi media valorilor vecinilor, iar in cazul clasificarii rezultatul va fi categoria cu cel mai mare numar de vecini.</text:p>
      <text:p text:style-name="P3"/>
      <text:p text:style-name="P4"><text:tab/>Pentru a determina <text:span text:style-name="T1">care sunt acele K instante din datele de antrenare cele mai asemanatoare cu instanta ce trebuie clasificata trebuie sa se foloseasca o masura de distanta. Pentru valorile reale ale variabilelor de intrare, cea mai cunoscuta masaura de distanta este distanta euclidiana.<text:line-break/><text:line-break/><text:tab/>Distanta euclidiana se calculeaza ca radacina patrata a sumei diferentelor valorilor de pe fiecare dimensiune la patrat dintre punctul nou (X) si punctul existent (</text:span><text:span text:style-name="T2">Xi</text:span><text:span text:style-name="T1">).<text:line-break/><text:line-break/></text:span></text:p>
      <text:p text:style-name="P5">FORMULA EUCLID</text:p>
      <text:p text:style-name="P5"/>
      <text:p text:style-name="P5">Alte masuri de distante populare sunt:</text:p>
      <text:p text:style-name="P6"/>
      <text:list xml:id="list8646228239196547391" text:style-name="L1">
        <text:list-item>
          <text:p text:style-name="P18">Distanta Hamming: Calculeaza distanta dintre doi vectori binari</text:p>
        </text:list-item>
        <text:list-item>
          <text:p text:style-name="P18">Distanta Manhattan: Calculeaza distanta dintre doi vectori reali, sumand valoarea absoluta a diferentelor</text:p>
        </text:list-item>
        <text:list-item>
          <text:p text:style-name="P19">Distanta Minkowski: este o generalizare a distantei euclidiente si a dinstantei Manhattan</text:p>
        </text:list-item>
      </text:list>
      <text:p text:style-name="P1"/>
      <text:p text:style-name="P7"><text:tab/>Pentru fiecare problema trebuie cautata cea mai buna masura de distanta in functie de proprietatile datelor cu care se lucreaza. Atunci cand nu se cunoaste cea mai buna masura de distanta se pot experimenta mai multe metrici de distanta cu diferite valori pentru K si se va alege modelul care va fi va avea cea mai buna acuratete.</text:p>
      <text:p text:style-name="P2"><text:tab/><text:span text:style-name="T3">Spre exemplu distanta euclidiana este o metrica buna atunic and variabila de intrare are atribute de tipuri foarte asemanatoare (lungimea si latimea dreptunghiurilor). Distanta Manhattan este o metrica buna pentru cazul in care variabila de intrare nu are atribute de acelasi timp (varsta, sexul, greutatea unei persoane). Valoarea cea mai buna pentru K poate fi gasina prin incercarea mai multor valori si selectarea celei mai bune. Este o buna idee sa se foloseasca valori din intervalul [1, 21].</text:span></text:p>
      <text:p text:style-name="P1"/>
      <text:p text:style-name="P1"/>
      <text:p text:style-name="P1"><text:tab/><text:span text:style-name="T4">Complexitatea algoritmului K-NN creste pe masura ce creste si setul de date. Pentru seturi de date faorte mari, K-NN va alege random un esantion din care va calcula cei mai apropiati K vecini.</text:span></text:p>
      <text:p text:style-name="P8"><text:tab/>Cand se foloseste K-NN pentru clasificare, predictia va fi calculata in functie de clasa care are cele mai multe aparitii in cei mai apropiati K vecini. Fiecare instanta, in esenta, voteaza pentru clasa careia ii apartine si clasa cu cele mai multe voturi castiga.</text:p>
      <text:p text:style-name="P1"><text:tab/><text:span text:style-name="T5">Se poate calcula si probabilitatea cu care o instanta apartine unei clase. Spre exemplu pentru o problema de clasificare binara: P(barbat) = Count(vecini barbati) / K.</text:span></text:p>
      <text:p text:style-name="P9">Daca exista un numar par de clase, atunci este o buna idee ca valoarea lui K sa fie impara, pentru a evita situatiile in care doua clase pot avea acelasi numar de voturi, situatie in care apare un caracter <text:soft-page-break/>random in acest algoritm. Iar daca avem un numar impar de clase, este o buna idee ca numarul de vecini pe care-i vom lua in considerare (K) sa fie un numar par.</text:p>
      <text:p text:style-name="P1"/>
      <text:p text:style-name="P1"><text:s/><text:span text:style-name="T6">PRE-PROCESAREA DATELOR PENTRU KNN</text:span></text:p>
      <text:p text:style-name="P1"/>
      <text:list xml:id="list8670971393968528026" text:style-name="L2">
        <text:list-item>
          <text:p text:style-name="P20">Rescalarea datelor: KNN functioneaza bine daca toate datele sunt la aceeasi scala. Se recomanda ca datele sa se normalizeze intr-un interval de la 0 la 1.</text:p>
        </text:list-item>
        <text:list-item>
          <text:p text:style-name="P20">Stergerea instantelor care nu au toate atributele: Daca lipsesc atribute, inseamna ca nu se poate calcula similaritatea cu noile instante. Acest lucru inseamna ca aceste date oricum nu pot fi folosite.</text:p>
        </text:list-item>
        <text:list-item>
          <text:p text:style-name="P20">Numarul de dimensiuni: KNN se pliaza pentru cazurile in care datele au o dimensiune cat mai mica. Se poate aplica si pe mai multe dimensiune (de ordinul sutelor de atribute), dar nu va avea aceeasi acurate ca alte tehnici de clasificare. Pentru KNN se poate aplica o reducere de dimensiuni asupra atributelor de intrare. </text:p>
        </text:list-item>
      </text:list>
      <text:p text:style-name="P1"/>
      <text:p text:style-name="P1"/>
      <text:p text:style-name="P1"/>
      <text:p text:style-name="P1"/>
      <text:p text:style-name="P1"/>
      <text:p text:style-name="P1"/>
      <text:p text:style-name="P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Mel Frequency Cepstral Coefficient (MFCC)</text:p>
      <text:p text:style-name="P10"/>
      <text:p text:style-name="P10"><text:tab/>Primul pas ce trebuie facut pentru clasificarea melodiilor este de a extrage atribute din ele. Partea principala este de a intelege modul in care urechea umana modeleaza sunetele. Mel Frequency Coefficients (MFCC) sunt caracteristici foarte folosite in vorbirea automata si recunoasterea vocala. Au fost calculati prima data de Davis si Mermelstein in 1980 si de atunci sunt un punct de referinta in acest domeniu.</text:p>
      <text:p text:style-name="P10"><text:tab/>Atunci cand vrem sa faculam acesti coeficienti trebuie sa trecem prin mai multi pasi <text:span text:style-name="T7">printre care:</text:span></text:p>
      <text:list xml:id="list4988870425176179187" text:style-name="L3">
        <text:list-item>
          <text:p text:style-name="P21">Impartirea in cadre (frame-uri) scurte</text:p>
        </text:list-item>
        <text:list-item>
          <text:p text:style-name="P21">Pentru fiecare frame se va estima periodograma spectrului energiei</text:p>
        </text:list-item>
        <text:list-item>
          <text:p text:style-name="P21">Se aplica filtrarea MEL pe spectrul de energie, se sumeaza energia pe fiecare filtru</text:p>
        </text:list-item>
        <text:list-item>
          <text:p text:style-name="P21">Se logaritmeaza fiecare energie</text:p>
        </text:list-item>
        <text:list-item>
          <text:p text:style-name="P21">Se ia DCT din logaritmul valorilor de energie filtrate</text:p>
        </text:list-item>
        <text:list-item>
          <text:p text:style-name="P21">Se pastreaza coeficientii 2-13.</text:p>
        </text:list-item>
      </text:list>
      <text:p text:style-name="P1"/>
      <text:p text:style-name="P1"/>
      <text:p text:style-name="P11"><text:tab/>Un semnal audio se schimba in continuu, dar pentru simplitate putem presupune ca pentru perioade scurte de timp, semnalul audio nu se schimba <text:span text:style-name="T8">foarte mult </text:span><text:span text:style-name="T10">( din punct de vedere statistic nu se schimba, este evident faptul ca se schimba chiar si in intervale foarte mici de timp</text:span><text:span text:style-name="T9">). </text:span><text:span text:style-name="T10">De aceea vom imparti semnalul audio in frame-uri. Daca frame-ul este ar fi mai mic atunci nu exista destule date pentru a realiza o estimare rezolabila <text:s/>a spectrului, iar daca frame-ul ar fi mai mare atunci diferenta dintre frame-uri ar fi prea mare.</text:span></text:p>
      <text:p text:style-name="P11"><text:span text:style-name="T10"><text:tab/>Urmatorul pas este sa calculam spectru de frecventa pentru fiecare frame. Acest pas simuleaza functia cohleei, denumita si melcul membranos. Acesta este un organ din urechea interna umana care vibreaza </text:span><text:span text:style-name="T11">in diferite locuri in functie de frecventa pe care o are sunetul. In functie de locul in care vibreaza cohleea, diferiti nervi se activeaza si primesc informatii pe care le vor transporta catre creier. Periodograma face cam acelasi lucru, identificand frecventa din fiecare frame.</text:span></text:p>
      <text:p text:style-name="P12"/>
      <text:p text:style-name="P11"><text:span text:style-name="T11"><text:tab/>Estimarea facuta de periodograma inca mai contine multe informatii nefolositoare. In special cohleea nu poate face diferenta dintre doua frecvente apropiate. </text:span><text:span text:style-name="T12">Acest efect devinte din ce in ce mai propunat pe masura ce frecventa creste. Din acest motiv vom grupa mai multe estimari si le vom aduna pentru a avea o idee despre cat de mult variaza energia in diferite regiuni ale sunetului. Acest lucru este facut de filtrarea Mel: primul filtru ne va spune cat de multa energie exista aproape de 0 Hertz. <text:s/>Cu cat frecventa creste filtrele <text:s/>se adapteaza astfel incat diferenta de energie sa nu mai fie o problema.</text:span></text:p>
      <text:p text:style-name="P1"><text:tab/><text:span text:style-name="T13">Dupa ce s-a facut filtrarea energiei din sunetul audio, trebuie sa le logaritmam. Aceasta logaritmare se face pentru a ne apropia cat mai mult de modul in care functeaza urechea umana: noi nu auzim intensitatea sonora pe o scala liniara. In general, pentru a dubla volumul unui sunet trebuie sa fie consumata de pana la 8 ori mai multa energie. Acest lucru inseamna ca variatiile mari de energie pot sa nu sune la fel de diferit daca sunetul era mult mai intens la inceput. Aceasta operatie face ca atributele noastre sa fie mai asemanatoare cu ceea ce auzim.</text:span></text:p>
      <text:p text:style-name="P1"><text:tab/><text:span text:style-name="T14">Ultimul pas este o transformare numita DCT (transformarea discreta a cosinusului) aplicata peste valoriloe obtinute la pasul anterior. Exista cel putin 2 motive mari pentru care se executa aceasta operatie. In primul rand filtrele pe care le-am aplicat se suprapun si sunt destul de corelate intre ele. DCT reuseste sa decoreleze energiile. In al doilea rand mfccs contin doar 13 valori, nu 26. Acest lucru </text:span><text:soft-page-break/><text:span text:style-name="T14">se intampla deoarece 13 coeficienti contin schimbari foarte bruste si acest lucru afecteaza procesarea ulterioara. </text:span></text:p>
      <text:p text:style-name="P1"/>
      <text:p text:style-name="P1"/>
      <text:p text:style-name="P1"/>
      <text:p text:style-name="P1"/>
      <text:p text:style-name="P1"/>
      <text:p text:style-name="P13">Genuri muzicale</text:p>
      <text:p text:style-name="P13"/>
      <text:p text:style-name="P13"><text:tab/>Un gen muzical este o categorie conventionala care identifica mai multe piese muzicale ce impartasesc un set de traditii si conventii. Trebuie sa se faca distinctia dintre forma, <text:s/>stilul muzical si genul muzical, chiar daca in practica acesti termeni sunt folositi pentru acelasi inteles. Studiile academice recente au argumentat ca clasificarea melodiilor dupa gen nu poate avea o acuratete perfecta.</text:p>
      <text:p text:style-name="P13"/>
      <text:p text:style-name="P13"/>
      <text:p text:style-name="P13"/>
      <text:p text:style-name="P13"><text:tab/><text:span text:style-name="T16">Este dificil sa identificam exact in timp cand muzica a inceput sa fie clasificata pe genuri, dar cert este ca secolul trecut <text:s/>si cu siguranta si in zilele noastre aceasta clasificare le domina pe celelalte. Clasificarea melodiilor dupa gen este o problematica dificila. In primul rand, un gen muzical este foarte vast si poate cuprinde multe variatii. Spre exemplu daca o persoana spune ca ii place muzica rock, nu ai <text:s/>de unde sa stii daca se refera la The Beatles, Bob Dylan sau Jimi Hendrix – dar acesti artisti variaza foarte mult ca stil. Sau daca o persoana prefera muzica pop, cum poti sti daca-i place Michael Jackson sau Justin Bieber?</text:span></text:p>
      <text:p text:style-name="P13"><text:tab/><text:span text:style-name="T17">Genurile muzicale sunt create mai degraba de societate decat de caracteristicile muzicii. Atunci cand se inregistreaza un nou album sau o noua melogie, I se atribuie un anumit gen pentru a tinti spre o anume audienta, spre o anumita varsta.</text:span></text:p>
      <text:p text:style-name="P13"/>
      <text:p text:style-name="P13"/>
      <text:p text:style-name="P13"><text:tab/><text:span text:style-name="T18">Muzica poate fi impartita pe genuri in foarte multe feluri. Natura artistica a muzicii inseamna ca aceste clasificari sunt, de cele mia multe ori, subiective si controversate, iar unele genuri pot sa se suprapuna partial. Sunt chiar si variatii academice a definitiei termenului gen (muzical). </text:span></text:p>
      <text:p text:style-name="P13"/>
      <text:p text:style-name="P13"/>
      <text:p text:style-name="P13"/>
      <text:p text:style-name="P15">Probleme cu clasificarea genurilor muzicale</text:p>
      <text:p text:style-name="P15"/>
      <text:p text:style-name="P16">Vrei sa asculti muzica noua dar ai sfarit prin a te uita la colectia ta veche cu <text:span text:style-name="T19">me</text:span>leodii?</text:p>
      <text:p text:style-name="P16"/>
      <text:p text:style-name="P16">Aprlicatiile existente ca si Spotify, Last.fm si Pandora face recomandari pe baza similaritatii dintre artisti.</text:p>
      <text:p text:style-name="P16"/>
      <text:p text:style-name="P16">Musicovery foloseste alta abordare pentru a recomanda melodii: creeaza o retea cu noduri si legaturi de la un artist la altul si face distinctia dintre starile pe care acestia le transmit: Calm, Energic, Pesimist, Optimist.</text:p>
      <text:p text:style-name="P17"/>
      <text:p text:style-name="P24"><text:span text:style-name="T15">De-a lungul timpului au avut loc dezbateri cu privire la cea mai buna abordare a clasificarii melodiilor in functie de gen si s-a ajuns la concluzia ca este o chestiune subiectiva. De cele mai multe ori genurile nu corespund nici macar cu sunetul muzicii, ci cu anul si cultura in care au aparut. Unii cercetatori </text:span><text:soft-page-break/><text:span text:style-name="T15">explica performanta scazuta a metodelor de clasificare prin natura genurilor muzicale de a se suprapune <text:s text:c="2"/></text:span>[Tzanetakis and Cook, 2002]</text:p>
      <text:p text:style-name="P24"/>
      <text:p text:style-name="P24"/>
      <text:p text:style-name="P24"/>
      <text:p text:style-name="P2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Limbajul de programare ales</text:p>
      <text:p text:style-name="P25"/>
      <text:p text:style-name="P25"/>
      <text:p text:style-name="P23"/>
      <text:p text:style-name="P23"/>
      <text:p text:style-name="P16"><text:tab/><text:span text:style-name="T19">Din totdeauna a fost o provocare alegerea unui limbaj de programare care sa fie capabil sa le surclaseze pe celelalte, in special cand vine vorba de Data Science. Acest lucru devine si mai dificil atunci cand vrei sa lucrezi la un prim proiect si nu stii ce limbaj de programare sa inveti. Limbajele de programare precum R, Python, Octave, Matlab, Julia etc. ofera o serie de capabilitati care sa faca mai usoare operatiile de analiza a datelor intr-un mod mult mai bun decat limbajele de programare traditionale ca Java, C++, C etc.</text:span></text:p>
      <text:p text:style-name="P1"/>
      <text:p text:style-name="P1"><text:tab/><text:span text:style-name="T20">Siva Prasad Katru lucreaza ca Chief Architect pentru institutul de tehnologie din India. El a incercat sa clasifice limbajele de programare in functie de diferit metrici, astfel incat sa-l identifice pe cel mai bun.</text:span></text:p>
      <text:p text:style-name="P1"><text:tab/><text:span text:style-name="T20">Pentru a ajunge la o concluzie obiectiva, a create o scala de la 0 la 5 si fiecare limbaj a obtinut o nota, pentru diferite capabilitati precum: viteza de executie, cat de greu este sa inveti acel limbaj, uneltele pentru analiza datelor oferite, metode de vizualizare, unelte de dezvoltare(IDE), cat de usor este sa integrezi o aplicatie noua cu una existenta si oportunitatile locurilor de munca pe piata.</text:span></text:p>
      <text:p text:style-name="P1"/>
      <text:p text:style-name="P28">POZA</text:p>
      <text:p text:style-name="P29"/>
      <text:p text:style-name="P31">Analizand rezultatul <text:span text:style-name="T21">comparatiei</text:span> putem observa <text:span text:style-name="T21">putem spune fara sa ezitam ca “Python conduce detasat, doar R vine din urma destul de puternic”.</text:span></text:p>
      <text:p text:style-name="P1"/>
      <text:p text:style-name="P1"/>
      <text:p text:style-name="P1"/>
      <text:p text:style-name="P34"><text:span text:style-name="T22">DE CE </text:span>scikit-learn ? </text:p>
      <text:p text:style-name="P34"/>
      <text:p text:style-name="P34"/>
      <text:p text:style-name="P1"/>
      <text:p text:style-name="P1"><text:tab/><text:span text:style-name="T22">Din multitudinea de utilitare/biblioteci de analiza avansata a datelor: Spark (cu libraria MLLIB), R, scikit-learn, GraphLab etc. Am optat pentru scikit-learn pentru ca e usor de folosit, foarte bine documentat si contine implementari a algoritmilor populari din invatare automata.</text:span></text:p>
      <text:p text:style-name="P1"/>
      <text:p text:style-name="P1"><text:tab/><text:span text:style-name="T23">Documentatie foarte buna</text:span></text:p>
      <text:p text:style-name="P1"/>
      <text:p text:style-name="P35">Principalul motiv pentru care am ales sa folosesc scikit-learn a fost datorita documentatiei foarte bine pusa la punct. Persoanele care doresc sa contribuie la acest proiect open-source sunt nevoite sa scrie si documentatia aferenta, care trebuie sa contina obligatoriu exemple de scripturi care sa ruleze pe seturi de date mici. <text:s/>Pe langa documentatie comunitatea de persoane care s-a format este consecventa si contributiile noi sunt folositoare si de calitate. De asemenea ei sunt incurajati sa dezvolte, in permanenta, noi teste.</text:p>
      <text:p text:style-name="P35"/>
      <text:p text:style-name="P35"><text:tab/>Modelele sunt alese si implementate de o echipa de experti</text:p>
      <text:p text:style-name="P35"/>
      <text:p text:style-name="P35"><text:soft-page-break/>Comunitatea de persoane care contribuie la scikit-learn include si experti din domeniul invatarii automate si a dezvoltarii de software. Si cativa din ei, chiar pun o parte din timpul lor profesionl pentru a dezvolta acest proiect.</text:p>
      <text:p text:style-name="P35"/>
      <text:p text:style-name="P35"/>
      <text:p text:style-name="P1"><text:tab/><text:span text:style-name="T23">Acopera majoritatea ariilor din domeniul invatarii automate</text:span></text:p>
      <text:p text:style-name="P1"/>
      <text:p text:style-name="P36">Lista cu uneltele disponibile in scikit-lear cuprinde foarte multe domenii din invatarea automata (precum clasterizare, clasificare, regresi etc). Si din moment de scikit-learn este dezvoltat de o comunitate numeroasa de experti in invatatre automata, este foarte posibil ca tehnicile oferite sa se inmulteasca in urmatoarea perioada.</text:p>
      <text:p text:style-name="P36"/>
      <text:p text:style-name="P36">Utilizatorii nu sunt nevoiti sa aleaga din implementari a aceluiasi algoritm (o problema cu care utiliztorii limbajului R se confrunta). Pentru <text:s/>a-i ajuta pe utilizatori sa gaseasca modelul care se potriveste cel mai bine pe problema lor, Andreas Muller a creat o diagrama pentru acestia.</text:p>
      <text:p text:style-name="P36"/>
      <text:p text:style-name="P30">POZA</text:p>
      <text:p text:style-name="P30"/>
      <text:p text:style-name="P32"/>
      <text:p text:style-name="P27"/>
      <text:p text:style-name="P37"><text:tab/></text:p>
      <text:p text:style-name="P37"><text:tab/><text:span text:style-name="T25">Focus</text:span></text:p>
      <text:p text:style-name="P37"/>
      <text:p text:style-name="P37">Scikit-learn este o biblioteca de invatare automata. Scopul ei este de a oferi un set de algoritmi comuni utilizatorilor de python printr-o interfata consistenta. Acest lucru aduce cu sine alegeri dificile care trebuie facute pentru a sti ce se pliaza pe acest proiect. De exemplu, comunitatea a decis ca algoritmii de Deep- Learning au cateva dependente speciale care ar fi trebuit incluse. Dar s-a decis <text:s/><text:span text:style-name="T24">rezuntarea la ele si implementarea, in schimb, a aunui algortim Multilayer Perceptro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a xlink:type="simple" xlink:href="http://machinelearningmastery.com/logistic-regression-for-machine-learning/" text:style-name="Internet_20_link" text:visited-style-name="Visited_20_Internet_20_Link">http://machinelearningmastery.com/logistic-regression-for-machine-learning/</text:a></text:p>
      <text:p text:style-name="P14"><text:a xlink:type="simple" xlink:href="https://en.wikipedia.org/wiki/Music_genre" text:style-name="Internet_20_link" text:visited-style-name="Visited_20_Internet_20_Link">https://en.wikipedia.org/wiki/Music_genre</text:a></text:p>
      <text:p text:style-name="P23"><text:a xlink:type="simple" xlink:href="https://www.linkedin.com/pulse/r-vs-python-matlab-octave-julia-who-winner-siva-prasad-katru" text:style-name="Internet_20_link" text:visited-style-name="Visited_20_Internet_20_Link">https://www.linkedin.com/pulse/r-vs-python-matlab-octave-julia-who-winner-siva-prasad-katru</text:a></text:p>
      <text:p text:style-name="P33"><text:a xlink:type="simple" xlink:href="https://www.oreilly.com/ideas/six-reasons-why-i-recommend-scikit-learn" text:style-name="Internet_20_link" text:visited-style-name="Visited_20_Internet_20_Link">https://www.oreilly.com/ideas/six-reasons-why-i-recommend-scikit-learn</text:a></text:p>
      <text:p text:style-name="P33"/>
      <text:p text:style-name="P38">AMGC problem</text:p>
      <text:p text:style-name="P33"/>
      <text:p text:style-name="P39"><text:soft-page-break/>Introducere</text:p>
      <text:p text:style-name="P39"/>
      <text:p text:style-name="P39"><text:tab/>Dimensiunea mare de informatii multimedia de pe internet face necesara construirea unor noi tipuri de utilitare automate, capabile sa clasifice melodii in functie de gen, pe baza continutului. Genul unei melodii este unul din cele mai importante caracteristici ce descriu o melodie, si este folosita pentru organizarea colectiilor mari de muzica digitala.</text:p>
      <text:p text:style-name="P39"><text:tab/><text:span text:style-name="T26">Din perspectiva recunoasterii de modele, lasificarea melodiile in functie de gen este o problema interesanta de cercetare, din moment ce melodiile au o variatie a semnalului audio foarte variata. Un alt aspect interesat este ca clasificarea genurilor este o problema cu mai multe clase. Pentru a putea face clasificari cu mai mult de doua clase putem avea doua abordari:</text:span></text:p>
      <text:p text:style-name="P41">1.<text:tab/>Folosirea tehnicilor care pot clasifica instantele in mai mult<text:span text:style-name="T27">e clase, in mod natural, producand o separare complexa a spatiului instantelor. Exemple de tehnici pot fi arbori de decizie, K nearest neighbors, retele neuronale etc.</text:span></text:p>
      <text:p text:style-name="P41"><text:span text:style-name="T27">2.<text:tab/>Folosirea unei strategii pentru descopunerea problemei de clasificare in mai multe clase intr-o serie de probleme de clasificare binara, folosind clasificatori care vor clasifica spatiul de solutii in mod binar. Exemple de tehnici SVM , clasificare rogistica, etc.</text:span></text:p>
      <text:p text:style-name="P41"/>
      <text:p text:style-name="P41"/>
      <text:p text:style-name="P39"/>
      <text:p text:style-name="P39"/>
      <text:p text:style-name="P39"/>
      <text:p text:style-name="P42">https://www.researchgate.net/figure/220942923_fig1_Fig-1-An-example-illustrating-the-problem-space-decomposition-strategy</text:p>
      <text:p text:style-name="P39"/>
      <text:p text:style-name="P40">Sa ma uit aici:</text:p>
      <text:p text:style-name="P40"/>
      <text:p text:style-name="P40">https://www.researchgate.net/publication/3333877_Musical_genre_classification_of_audio_signals_IEEE_Trans_Speech_Audio_Process</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6T12:08:57.148282588</meta:creation-date>
    <meta:generator>LibreOffice/5.1.6.2$Linux_X86_64 LibreOffice_project/10m0$Build-2</meta:generator>
    <dc:date>2017-05-30T15:11:31.638506456</dc:date>
    <meta:editing-duration>PT1H25M57S</meta:editing-duration>
    <meta:editing-cycles>12</meta:editing-cycles>
    <meta:document-statistic meta:table-count="0" meta:image-count="0" meta:object-count="0" meta:page-count="8" meta:paragraph-count="76" meta:word-count="2407" meta:character-count="15519" meta:non-whitespace-character-count="13147"/>
  </office:meta>
</office:document-meta>
</file>